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14e8f3"/>
    </style:style>
    <style:style style:name="T1" style:family="text">
      <style:text-properties fo:font-size="20pt" officeooo:rsid="00013bc1" style:font-size-asian="20pt" style:font-size-complex="20pt"/>
    </style:style>
    <style:style style:name="T2" style:family="text">
      <style:text-properties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font-size="20pt" fo:font-weight="normal" officeooo:rsid="00013bc1" style:font-size-asian="20pt" style:font-weight-asian="normal" style:font-size-complex="20pt" style:font-weight-complex="normal"/>
    </style:style>
    <style:style style:name="T4" style:family="text">
      <style:text-properties fo:font-size="20pt" fo:font-weight="normal" officeooo:rsid="0014e8f3" style:font-size-asian="20pt" style:font-weight-asian="normal" style:font-size-complex="20pt" style:font-weight-complex="normal"/>
    </style:style>
    <style:style style:name="T5" style:family="text">
      <style:text-properties fo:font-weight="normal" officeooo:rsid="00013bc1" style:font-weight-asian="normal" style:font-weight-complex="normal"/>
    </style:style>
    <style:style style:name="T6" style:family="text">
      <style:text-properties fo:font-size="14pt" fo:font-weight="normal" officeooo:rsid="00013bc1" style:font-size-asian="12.25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1.01 – </text:span><text:span text:style-name="Strong_20_Emphasis"><text:span text:style-name="T4">Liste des fonctions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/></text:span></text:p>
      <text:p text:style-name="P1"><text:span text:style-name="Strong_20_Emphasis"><text:span text:style-name="T6">procedure : afficheGrille</text:span></text:span></text:p>
      <text:p text:style-name="P1"><text:span text:style-name="Strong_20_Emphasis"><text:span text:style-name="T6">affiche la grille et son contenu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>parametres :</text:span></text:span></text:p>
      <text:p text:style-name="P1"><text:span text:style-name="Strong_20_Emphasis"><text:span text:style-name="T6">- grilleModifiee(entrée): chaine de caractere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>resultat :</text:span></text:span></text:p>
      <text:p text:style-name="P1"><text:span text:style-name="Strong_20_Emphasis"><text:span text:style-name="T6">affichage de la grille et son contenu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>~~~~~~~~~~~~~~~~~~~~~~~~~~~~~~~~~~~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>fonction : remplirGrille </text:span></text:span></text:p>
      <text:p text:style-name="P1"><text:span text:style-name="Strong_20_Emphasis"><text:span text:style-name="T6">demande et rentre le nombre dans la grille et renvoie la nouvelle grille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>parametres :</text:span></text:span></text:p>
      <text:p text:style-name="P1"><text:span text:style-name="Strong_20_Emphasis"><text:span text:style-name="T6">- grille(entrée): chaine de caractere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>resultat :</text:span></text:span></text:p>
      <text:p text:style-name="P1"><text:span text:style-name="Strong_20_Emphasis"><text:span text:style-name="T6">chaine de caractere, nouvelle grille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>~~~~~~~~~~~~~~~~~~~~~~~~~~~~~~~~~~~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>fonction : verifierColonne</text:span></text:span></text:p>
      <text:p text:style-name="P1"><text:span text:style-name="Strong_20_Emphasis"><text:span text:style-name="T6">vérifie la colonne de la case concerné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>parametres : </text:span></text:span></text:p>
      <text:p text:style-name="P1"><text:span text:style-name="Strong_20_Emphasis"><text:span text:style-name="T6">- grille(entrée) : chaine de caractere</text:span></text:span></text:p>
      <text:p text:style-name="P1"><text:span text:style-name="Strong_20_Emphasis"><text:span text:style-name="T6">- coordonee(entrée) : chaine de caractere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>résultat :</text:span></text:span></text:p>
      <text:p text:style-name="P1"><text:span text:style-name="Strong_20_Emphasis"><text:span text:style-name="T6">entier, 1 si colonne bonne 0 sinon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>~~~~~~~~~~~~~~~~~~~~~~~~~~~~~~~~~~~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>fonction : verifierLigne</text:span></text:span></text:p>
      <text:p text:style-name="P1"><text:span text:style-name="Strong_20_Emphasis"><text:span text:style-name="T6">verifie la ligne de la case concerné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>parametres :</text:span></text:span></text:p>
      <text:p text:style-name="P1"><text:span text:style-name="Strong_20_Emphasis"><text:span text:style-name="T6">- grille(entrée) : chaine de caractere</text:span></text:span></text:p>
      <text:p text:style-name="P1"><text:span text:style-name="Strong_20_Emphasis"><text:span text:style-name="T6">- coordonee(entrée) : chaine de caractere</text:span></text:span></text:p>
      <text:p text:style-name="P1"><text:soft-page-break/><text:span text:style-name="Strong_20_Emphasis"><text:span text:style-name="T6"/></text:span></text:p>
      <text:p text:style-name="P1"><text:span text:style-name="Strong_20_Emphasis"><text:span text:style-name="T6">résultat :</text:span></text:span></text:p>
      <text:p text:style-name="P1"><text:span text:style-name="Strong_20_Emphasis"><text:span text:style-name="T6">entier, 1 si ligne bonne 0 sinon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>~~~~~~~~~~~~~~~~~~~~~~~~~~~~~~~~~~~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>fonction : saisisCase</text:span></text:span></text:p>
      <text:p text:style-name="P1"><text:span text:style-name="Strong_20_Emphasis"><text:span text:style-name="T6">permet la saisie d'une case et verifie si la case existe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>parametres : 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>resultat : </text:span></text:span></text:p>
      <text:p text:style-name="P1"><text:span text:style-name="Strong_20_Emphasis"><text:span text:style-name="T6">chaine de caractere, case entrée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>~~~~~~~~~~~~~~~~~~~~~~~~~~~~~~~~~~~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>fonction : verifierNombre</text:span></text:span></text:p>
      <text:p text:style-name="P1"><text:span text:style-name="Strong_20_Emphasis"><text:span text:style-name="T6">verifie si le nombre est possible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>parametres : </text:span></text:span></text:p>
      <text:p text:style-name="P1"><text:span text:style-name="Strong_20_Emphasis"><text:span text:style-name="T6">- nombre(entrée) : entier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>resultat : </text:span></text:span></text:p>
      <text:p text:style-name="P1"><text:span text:style-name="Strong_20_Emphasis"><text:span text:style-name="T6">entier, 1 si numero bon 0 sinon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>~~~~~~~~~~~~~~~~~~~~~~~~~~~~~~~~~~~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>fonction : saisirOption</text:span></text:span></text:p>
      <text:p text:style-name="P1"><text:span text:style-name="Strong_20_Emphasis"><text:span text:style-name="T6">permet la saisie d'une option et verifie si elle existe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>parametres : 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>resultat : </text:span></text:span></text:p>
      <text:p text:style-name="P1"><text:span text:style-name="Strong_20_Emphasis"><text:span text:style-name="T6">entier, 1 pour remplacer, 2 pour ajouter et 0 si invalide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>~~~~~~~~~~~~~~~~~~~~~~~~~~~~~~~~~~~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>fonction : verifCasePrerempli</text:span></text:span></text:p>
      <text:p text:style-name="P1"><text:span text:style-name="Strong_20_Emphasis"><text:span text:style-name="T6">permet de vérifier si la case est une case pré-rempli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>parametres : </text:span></text:span></text:p>
      <text:p text:style-name="P1"><text:span text:style-name="Strong_20_Emphasis"><text:span text:style-name="T6">- coordonnee(entrée): chaine de caractere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>resultat : </text:span></text:span></text:p>
      <text:p text:style-name="P1"><text:span text:style-name="Strong_20_Emphasis"><text:span text:style-name="T6">entier, 0 si c'est bon 1 sinon</text:span></text:span></text:p>
      <text:p text:style-name="P1"><text:soft-page-break/><text:span text:style-name="Strong_20_Emphasis"><text:span text:style-name="T6"/></text:span></text:p>
      <text:p text:style-name="P1"><text:span text:style-name="Strong_20_Emphasis"><text:span text:style-name="T6">~~~~~~~~~~~~~~~~~~~~~~~~~~~~~~~~~~~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>procedure : ajouterNombre</text:span></text:span></text:p>
      <text:p text:style-name="P1"><text:span text:style-name="Strong_20_Emphasis"><text:span text:style-name="T6">permet d'ajouter un nombre dans la grille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>parametres : </text:span></text:span></text:p>
      <text:p text:style-name="P1"><text:span text:style-name="Strong_20_Emphasis"><text:span text:style-name="T6">- grille(entrée/sortie) : chaine de caractere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>resultat :</text:span></text:span></text:p>
      <text:p text:style-name="P1"><text:span text:style-name="Strong_20_Emphasis"><text:span text:style-name="T6">ajoute un nombre dans la grille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>~~~~~~~~~~~~~~~~~~~~~~~~~~~~~~~~~~~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>procedure : remplacerNombre</text:span></text:span></text:p>
      <text:p text:style-name="P1"><text:span text:style-name="Strong_20_Emphasis"><text:span text:style-name="T6">permet de remplacer nombre dans la grille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>parametres : </text:span></text:span></text:p>
      <text:p text:style-name="P1"><text:span text:style-name="Strong_20_Emphasis"><text:span text:style-name="T6">- grille(entrée/sortie) : chaine de caractere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>resultat : </text:span></text:span></text:p>
      <text:p text:style-name="P1"><text:span text:style-name="Strong_20_Emphasis"><text:span text:style-name="T6">remplace un nombre dans la grille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>~~~~~~~~~~~~~~~~~~~~~~~~~~~~~~~~~~~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>fonction : convertirX</text:span></text:span></text:p>
      <text:p text:style-name="P1"><text:span text:style-name="Strong_20_Emphasis"><text:span text:style-name="T6">permet de convertir le x (la lettre) des coordonnées entrée en coordonnée valide pour le tabeau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>parametres : </text:span></text:span></text:p>
      <text:p text:style-name="P1"><text:span text:style-name="Strong_20_Emphasis"><text:span text:style-name="T6">- coordonnee(entrée): chaine de caractere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>resultat : </text:span></text:span></text:p>
      <text:p text:style-name="P1"><text:span text:style-name="Strong_20_Emphasis"><text:span text:style-name="T6">entier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>~~~~~~~~~~~~~~~~~~~~~~~~~~~~~~~~~~~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>fonction : convertirY</text:span></text:span></text:p>
      <text:p text:style-name="P1"><text:span text:style-name="Strong_20_Emphasis"><text:span text:style-name="T6">permet de convertir le Y (le chiffre) des coordonnées entrée en coordonnée valide pour le tabeau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>parametres : </text:span></text:span></text:p>
      <text:p text:style-name="P1"><text:span text:style-name="Strong_20_Emphasis"><text:span text:style-name="T6">- coordonnee(entrée): chaine de caractere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>resultat : </text:span></text:span></text:p>
      <text:p text:style-name="P1"><text:soft-page-break/><text:span text:style-name="Strong_20_Emphasis"><text:span text:style-name="T6">entier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>~~~~~~~~~~~~~~~~~~~~~~~~~~~~~~~~~~~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>fonction : verifierSudoku</text:span></text:span></text:p>
      <text:p text:style-name="P1"><text:span text:style-name="Strong_20_Emphasis"><text:span text:style-name="T6">verifie si le sudoku est fini ou pas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>parametres : </text:span></text:span></text:p>
      <text:p text:style-name="P1"><text:span text:style-name="Strong_20_Emphasis"><text:span text:style-name="T6">- grille(entrée/sortie) : chaine de caractere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>resultat : </text:span></text:span></text:p>
      <text:p text:style-name="P1"><text:span text:style-name="Strong_20_Emphasis"><text:span text:style-name="T6">entier, 1 si oui et 0 si non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4T11:40:43.487688855</meta:creation-date>
    <dc:date>2023-11-04T11:42:36.937414444</dc:date>
    <meta:editing-duration>PT1M54S</meta:editing-duration>
    <meta:editing-cycles>1</meta:editing-cycles>
    <meta:document-statistic meta:table-count="0" meta:image-count="0" meta:object-count="0" meta:page-count="4" meta:paragraph-count="91" meta:word-count="380" meta:character-count="2668" meta:non-whitespace-character-count="2359"/>
    <meta:generator>LibreOffice/7.4.7.2$Linux_X86_64 LibreOffice_project/40$Build-2</meta:generator>
  </office:meta>
</office:document-meta>
</file>